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2550b9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241277"/>
    </style:style>
    <style:style style:name="P12" style:family="paragraph" style:parent-style-name="Text_20_body">
      <style:paragraph-properties fo:text-align="justify" style:justify-single-word="false"/>
      <style:text-properties officeooo:paragraph-rsid="002550b9"/>
    </style:style>
    <style:style style:name="P13" style:family="paragraph" style:parent-style-name="Text_20_body">
      <style:paragraph-properties fo:text-align="justify" style:justify-single-word="false"/>
      <style:text-properties officeooo:rsid="002835a7" officeooo:paragraph-rsid="002835a7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Notas_20_Informativas">
      <style:paragraph-properties fo:text-align="justify" style:justify-single-word="false"/>
      <style:text-properties fo:font-weight="normal" officeooo:paragraph-rsid="0027967d" style:font-weight-asian="normal" style:font-weight-complex="normal"/>
    </style:style>
    <style:style style:name="P22" style:family="paragraph" style:parent-style-name="Titulo" style:master-page-name="Standard">
      <style:paragraph-properties style:page-number="auto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1277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2550b9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2835a7" style:font-size-asian="24pt" style:font-weight-asian="bold" style:font-size-complex="24pt" style:font-weight-complex="bold"/>
    </style:style>
    <style:style style:name="T15" style:family="text">
      <style:text-properties officeooo:rsid="0022f7fb"/>
    </style:style>
    <style:style style:name="T16" style:family="text">
      <style:text-properties officeooo:rsid="00239c90"/>
    </style:style>
    <style:style style:name="T17" style:family="text">
      <style:text-properties fo:language="es" fo:country="ES" officeooo:rsid="00239c90"/>
    </style:style>
    <style:style style:name="T18" style:family="text">
      <style:text-properties fo:language="es" fo:country="ES" officeooo:rsid="002550b9"/>
    </style:style>
    <style:style style:name="T19" style:family="text">
      <style:text-properties officeooo:rsid="0014c507"/>
    </style:style>
    <style:style style:name="T20" style:family="text">
      <style:text-properties officeooo:rsid="002835a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4" text:name="NumeroTema"/>
        <text:user-field-decl office:value-type="string" office:string-value="Event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3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4">UD</text:span><text:span text:style-name="T11"> </text:span><text:span text:style-name="T14">0</text:span><text:span text:style-name="T13">4</text:span><text:span text:style-name="T11"> – </text:span><text:span text:style-name="T12">ACTIVIDAD 1 </text:span></text:p>
      <text:p text:style-name="P9"><text:span text:style-name="T12">(No evaluable)</text:span><text:span text:style-name="T11">.</text:span></text:p>
      <text:p text:style-name="P7"><text:user-field-get text:name="Tema">Eventos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7">Sergio García Barea</text:p>
      <text:p text:style-name="P16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19">201<text:span text:style-name="T20">9</text:span>/20<text:span text:style-name="T20">20</text:span></text:p>
      <text:p text:style-name="P18"><text:tab/><text:tab/><text:tab/><text:tab/><text:tab/><text:tab/><text:tab/><text:tab/><text:tab/><text:tab/>Versión:<text:date style:data-style-name="N104" text:date-value="2019-09-26T13:16:59.024807866">190926</text:date>.<text:time style:data-style-name="N105" text:time-value="2019-09-26T13:16:59.025088241">1316</text:time></text:p>
      <text:p text:style-name="P3"><text:soft-page-break/></text:p>
      <text:p text:style-name="Standard"/>
      <text:p text:style-name="P10">Licencia</text:p>
      <text:p text:style-name="Standard"/>
      <text:p text:style-name="P1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4"/>
      <text:p text:style-name="Notas_20_Informativas"><text:span text:style-name="T3"> </text:span>Atención</text:p>
      <text:p text:style-name="P1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Boletín de ejercicios<text:tab/>3</text:p>
        </text:index-body>
      </text:table-of-content>
      <text:p text:style-name="Standard"/>
      <text:p text:style-name="P22">UD0<text:user-field-get text:name="NumeroTema">4</text:user-field-get>. <text:user-field-get text:name="Tema">Eventos</text:user-field-get></text:p>
      <text:p text:style-name="Titulo"/>
      <text:h text:style-name="P24" text:outline-level="1">Boletín de ejercicios</text:h>
      <text:p text:style-name="P21"><text:span text:style-name="T4"> </text:span><text:span text:style-name="T19">Intenta hacer los programas por ti mismo, bien comentados y sin mirar código de otros. Te ayudará a aprender muchísimo :)</text:span></text:p>
      <text:p text:style-name="P12"><text:span text:style-name="T5">1)</text:span> <text:span text:style-name="T17">Haz un programa que mediante eventos y el uso del objeto event, te muestre en todo momento la posición actual del ratón en pantalla.</text:span></text:p>
      <text:p text:style-name="P12"><text:span text:style-name="T17">Para mostrarlo modificaremos de forma dinámica un elemento XHTML (Ejemplo, un &lt;p&gt;) </text:span><text:span text:style-name="T18">que nos muestre la posición actual del ratón</text:span><text:span text:style-name="T17">.</text:span></text:p>
      <text:p text:style-name="P11"><text:span text:style-name="T5">2)</text:span> Realizar un programa <text:span text:style-name="T16">con dos botones “Comenzar Saludos” y “Parar Saludos”. Al hacer click en “Comenzar Saludos”, lance un setInterval que cada 5 segundos muestre un alert con “Hola”. El botón “Parar Saludos” parará esa secuencia.</text:span></text:p>
      <text:p text:style-name="P11"><text:span text:style-name="T5">3)</text:span> <text:span text:style-name="T15">Haz un programa que cuando se presione una tecla, calcule cuantos DNIs de 4 cifras (del 0001 al 9999) tienen esa letra y te mostrará los DNIs y sus letras en un elemento XHTML</text:span><text:span text:style-name="T17">(Ejemplo, un &lt;p&gt;)</text:span><text:span text:style-name="T15">.</text:span></text:p>
      <text:p text:style-name="P11"><text:span text:style-name="T6">4</text:span><text:span text:style-name="T5">)</text:span> <text:span text:style-name="T15">Haz un programa que al hacer doble click en la pantalla del navegador, cambie el fondo a un color aleatorio.</text:span></text:p>
      <text:p text:style-name="P13"><text:span text:style-name="T5">5)</text:span> Realiza un programa que tenga una imagen de una bola de papel y una papelera vacía. Cuando se arrastre la bola de papel a la papelera vacía, deberá cambiar la imagen de la papelera vacía a una papelera llena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4" text:name="NumeroTema"/>
          <text:user-field-decl office:value-type="string" office:string-value="Event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Eventos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56M32S</meta:editing-duration>
    <meta:editing-cycles>16</meta:editing-cycles>
    <meta:generator>LibreOffice/6.3.1.2$Linux_X86_64 LibreOffice_project/30$Build-2</meta:generator>
    <dc:title>Plantilla CEED</dc:title>
    <dc:date>2019-09-26T13:14:00.525098146</dc:date>
    <meta:document-statistic meta:table-count="0" meta:image-count="2" meta:object-count="0" meta:page-count="3" meta:paragraph-count="31" meta:word-count="319" meta:character-count="1943" meta:non-whitespace-character-count="1634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